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Standard">
      <style:text-properties officeooo:rsid="0012ed4a" officeooo:paragraph-rsid="0012ed4a"/>
    </style:style>
    <style:style style:name="P4" style:family="paragraph" style:parent-style-name="Standard">
      <style:paragraph-properties fo:break-before="page"/>
      <style:text-properties officeooo:rsid="0012ed4a" officeooo:paragraph-rsid="0012ed4a"/>
    </style:style>
    <style:style style:name="P5" style:family="paragraph" style:parent-style-name="Heading_20_2">
      <style:text-properties officeooo:rsid="00157939" officeooo:paragraph-rsid="00157939"/>
    </style:style>
    <style:style style:name="P6" style:family="paragraph" style:parent-style-name="Text_20_body">
      <style:text-properties officeooo:rsid="00157939" officeooo:paragraph-rsid="00157939"/>
    </style:style>
    <style:style style:name="P7" style:family="paragraph" style:parent-style-name="Text_20_body">
      <style:text-properties officeooo:rsid="00157939" officeooo:paragraph-rsid="0017f3c8"/>
    </style:style>
    <style:style style:name="P8" style:family="paragraph" style:parent-style-name="Text_20_body">
      <style:text-properties officeooo:rsid="00157939" officeooo:paragraph-rsid="0018effd"/>
    </style:style>
    <style:style style:name="P9" style:family="paragraph" style:parent-style-name="Text_20_body">
      <style:text-properties officeooo:paragraph-rsid="00157939"/>
    </style:style>
    <style:style style:name="P10" style:family="paragraph" style:parent-style-name="Text_20_body">
      <style:text-properties officeooo:rsid="001708d8" officeooo:paragraph-rsid="001708d8"/>
    </style:style>
    <style:style style:name="P11" style:family="paragraph" style:parent-style-name="Text_20_body">
      <style:text-properties officeooo:rsid="0017f3c8" officeooo:paragraph-rsid="0017f3c8"/>
    </style:style>
    <style:style style:name="P12" style:family="paragraph" style:parent-style-name="Text_20_body">
      <style:text-properties officeooo:rsid="0017f3c8" officeooo:paragraph-rsid="0018effd"/>
    </style:style>
    <style:style style:name="P13" style:family="paragraph" style:parent-style-name="Text_20_body">
      <style:text-properties officeooo:rsid="001ab032" officeooo:paragraph-rsid="001ab032"/>
    </style:style>
    <style:style style:name="T1" style:family="text">
      <style:text-properties officeooo:rsid="0018effd"/>
    </style:style>
    <style:style style:name="T2" style:family="text">
      <style:text-properties officeooo:rsid="001b9a2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7</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05_2907853239" text:style-name="Index_20_Link" text:visited-style-name="Index_20_Link">Généralisation<text:tab/>2</text:a></text:p>
          <text:p text:style-name="P2"><text:a xlink:type="simple" xlink:href="#__RefHeading___Toc107_2907853239" text:style-name="Index_20_Link" text:visited-style-name="Index_20_Link">Couleur<text:tab/>2</text:a></text:p>
          <text:p text:style-name="P1"><text:a xlink:type="simple" xlink:href="#__RefHeading___Toc109_2907853239" text:style-name="Index_20_Link" text:visited-style-name="Index_20_Link">Navigation Drawer<text:tab/>2</text:a></text:p>
          <text:p text:style-name="P2"><text:a xlink:type="simple" xlink:href="#__RefHeading___Toc111_2907853239" text:style-name="Index_20_Link" text:visited-style-name="Index_20_Link">Btoom Navigation<text:tab/>2</text:a></text:p>
          <text:p text:style-name="P1"><text:a xlink:type="simple" xlink:href="#__RefHeading___Toc113_2907853239" text:style-name="Index_20_Link" text:visited-style-name="Index_20_Link">Ecran login<text:tab/>2</text:a></text:p>
          <text:p text:style-name="P1"><text:a xlink:type="simple" xlink:href="#__RefHeading___Toc115_2907853239" text:style-name="Index_20_Link" text:visited-style-name="Index_20_Link">Ecran MapView<text:tab/>2</text:a></text:p>
          <text:p text:style-name="P1"><text:a xlink:type="simple" xlink:href="#__RefHeading___Toc117_2907853239" text:style-name="Index_20_Link" text:visited-style-name="Index_20_Link">Ecran ListView<text:tab/>2</text:a></text:p>
          <text:p text:style-name="P1"><text:a xlink:type="simple" xlink:href="#__RefHeading___Toc119_2907853239" text:style-name="Index_20_Link" text:visited-style-name="Index_20_Link">Ecran Workmates<text:tab/>2</text:a></text:p>
        </text:index-body>
      </text:table-of-content>
      <text:p text:style-name="P3"/>
      <text:p text:style-name="P4"/>
      <text:h text:style-name="P5" text:outline-level="2">Authentification</text:h>
      <text:p text:style-name="P6">L’authentification est basé sur Firebase UI avec le module Authentification qui permet de faciliter la mise en place d’un système d’authentification complet avec la gestion de plusieurs partenaires comme Google et Facebook nécessaire à cette applicationj, de plus l’interface est personnalisation, </text:p>
      <text:p text:style-name="P6">Le système Smart Lock permet de se connecter plus facilement sans avoir à tout resaissi</text:p>
      <text:p text:style-name="P10">Il est nécessaaire d’intégrer Firebase au projet grace à Gradle</text:p>
      <text:p text:style-name="P10"/>
      <text:h text:style-name="Heading_20_2" text:outline-level="2">Géolocalisation</text:h>
      <text:p text:style-name="P11">MyLocation (on the map)</text:p>
      <text:p text:style-name="P12">LocationSource</text:p>
      <text:p text:style-name="P12">Permissions</text:p>
      <text:p text:style-name="P8"/>
      <text:p text:style-name="P11">Google Play Services Locationb API <text:span text:style-name="T1">(recommandé)</text:span></text:p>
      <text:p text:style-name="P11"/>
      <text:h text:style-name="Heading_20_2" text:outline-level="2">Permissions</text:h>
      <text:p text:style-name="P13">Foreground location <text:span text:style-name="T2">(juste une fois)</text:span></text:p>
      <text:p text:style-name="P13">Background location <text:span text:style-name="T2">(constanjt)</text:span></text:p>
      <text:p text:style-name="P7"/>
      <text:p text:style-name="P9"/>
      <text:h text:style-name="Heading_20_2" text:outline-level="2"/>
      <text:h text:style-name="Heading_20_2" text:outline-level="2"><text:bookmark-start text:name="__RefHeading___Toc105_2907853239"/>Généralisation<text:bookmark-end text:name="__RefHeading___Toc105_2907853239"/></text:h>
      <text:p text:style-name="P3"/>
      <text:h text:style-name="Heading_20_3" text:outline-level="3"><text:bookmark-start text:name="__RefHeading___Toc107_2907853239"/>Couleur<text:bookmark-end text:name="__RefHeading___Toc107_2907853239"/></text:h>
      <text:p text:style-name="P3"/>
      <text:h text:style-name="Heading_20_2" text:outline-level="2"><text:bookmark-start text:name="__RefHeading___Toc109_2907853239"/>Navigation Drawer<text:bookmark-end text:name="__RefHeading___Toc109_2907853239"/></text:h>
      <text:p text:style-name="Text_20_body"/>
      <text:p text:style-name="Text_20_body"/>
      <text:p text:style-name="P3"/>
      <text:h text:style-name="Heading_20_3" text:outline-level="3"><text:bookmark-start text:name="__RefHeading___Toc111_2907853239"/><text:soft-page-break/>Btoom Navigation<text:bookmark-end text:name="__RefHeading___Toc111_2907853239"/></text:h>
      <text:p text:style-name="P3"/>
      <text:p text:style-name="P3"/>
      <text:h text:style-name="Heading_20_2" text:outline-level="2"><text:bookmark-start text:name="__RefHeading___Toc113_2907853239"/>Ecran login<text:bookmark-end text:name="__RefHeading___Toc113_2907853239"/></text:h>
      <text:p text:style-name="P3"/>
      <text:h text:style-name="Heading_20_2" text:outline-level="2"><text:bookmark-start text:name="__RefHeading___Toc115_2907853239"/>Ecran MapView<text:bookmark-end text:name="__RefHeading___Toc115_2907853239"/></text:h>
      <text:p text:style-name="P3"/>
      <text:p text:style-name="P3"/>
      <text:h text:style-name="Heading_20_2" text:outline-level="2"><text:bookmark-start text:name="__RefHeading___Toc117_2907853239"/>Ecran ListView<text:bookmark-end text:name="__RefHeading___Toc117_2907853239"/></text:h>
      <text:p text:style-name="P3"/>
      <text:p text:style-name="P3"/>
      <text:h text:style-name="Heading_20_2" text:outline-level="2"><text:bookmark-start text:name="__RefHeading___Toc119_2907853239"/>Ecran Workmates<text:bookmark-end text:name="__RefHeading___Toc119_2907853239"/></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8T14:30:58.224000000</meta:creation-date>
    <dc:date>2021-07-01T11:43:01.736000000</dc:date>
    <meta:editing-duration>PT4H43M20S</meta:editing-duration>
    <meta:editing-cycles>9</meta:editing-cycles>
    <meta:generator>LibreOffice/7.1.0.3$Windows_X86_64 LibreOffice_project/f6099ecf3d29644b5008cc8f48f42f4a40986e4c</meta:generator>
    <meta:document-statistic meta:table-count="0" meta:image-count="0" meta:object-count="0" meta:page-count="3" meta:paragraph-count="30" meta:word-count="130" meta:character-count="908" meta:non-whitespace-character-count="807"/>
  </office:meta>
</office:document-meta>
</file>